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9.215cm" svg:y="16.395cm">
            <draw:object draw:notify-on-update-of-ranges="Planilha1.C40:Planilha1.C40 Planilha1.C41:Planilha1.C50 Planilha1.D40:Planilha1.D40 Planilha1.D41:Planilha1.D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9.104cm" svg:y="26.011cm">
            <draw:object draw:notify-on-update-of-ranges="Planilha1.C63:Planilha1.C63 Planilha1.C64:Planilha1.C73 Planilha1.D63:Planilha1.D63 Planilha1.D64:Planilha1.D7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1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2">
          <table:table-cell/>
          <table:table-cell office:value-type="string" calcext:value-type="string">
            <text:p>100 gerações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Variáveis 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2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2"/>
        </table:table-row>
        <table:table-row table:style-name="ro1">
          <table:table-cell/>
          <table:table-cell table:style-name="ce2" office:value-type="string" calcext:value-type="string">
            <text:p>Avaliaçã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table:style-name="ce2" office:value-type="float" office:value="19.2400436401" calcext:value-type="float">
            <text:p>19,2400436401</text:p>
          </table:table-cell>
          <table:table-cell office:value-type="float" office:value="136.288656" calcext:value-type="float">
            <text:p>136,288656</text:p>
          </table:table-cell>
          <table:table-cell office:value-type="float" office:value="20.5753173828" calcext:value-type="float">
            <text:p>20,5753173828</text:p>
          </table:table-cell>
          <table:table-cell table:style-name="ce2" office:value-type="float" office:value="170.41011" calcext:value-type="float">
            <text:p>170,41011</text:p>
          </table:table-cell>
          <table:table-cell table:style-name="ce2" office:value-type="float" office:value="28.8017120361" calcext:value-type="float">
            <text:p>28,8017120361</text:p>
          </table:table-cell>
          <table:table-cell table:style-name="ce2" office:value-type="float" office:value="179.485472" calcext:value-type="float">
            <text:p>179,485472</text:p>
          </table:table-cell>
          <table:table-cell table:style-name="ce2" office:value-type="float" office:value="35.4602928162" calcext:value-type="float">
            <text:p>35,4602928162</text:p>
          </table:table-cell>
          <table:table-cell table:style-name="ce2" office:value-type="float" office:value="193.860455" calcext:value-type="float">
            <text:p>193,860455</text:p>
          </table:table-cell>
          <table:table-cell table:style-name="ce2" office:value-type="float" office:value="41.4429664612" calcext:value-type="float">
            <text:p>41,4429664612</text:p>
          </table:table-cell>
          <table:table-cell table:style-name="ce2" office:value-type="float" office:value="200.552261" calcext:value-type="float">
            <text:p>200,552261</text:p>
          </table:table-cell>
          <table:table-cell table:style-name="ce2" office:value-type="float" office:value="42.046043396" calcext:value-type="float">
            <text:p>42,046043396</text:p>
          </table:table-cell>
          <table:table-cell table:style-name="ce2" office:value-type="float" office:value="194.517866" calcext:value-type="float">
            <text:p>194,517866</text:p>
          </table:table-cell>
          <table:table-cell table:style-name="ce2" office:value-type="float" office:value="46.0077590942" calcext:value-type="float">
            <text:p>46,0077590942</text:p>
          </table:table-cell>
          <table:table-cell table:style-name="ce2" office:value-type="float" office:value="200.928253" calcext:value-type="float">
            <text:p>200,928253</text:p>
          </table:table-cell>
          <table:table-cell table:style-name="ce2" office:value-type="float" office:value="48.3924713135" calcext:value-type="float">
            <text:p>48,3924713135</text:p>
          </table:table-cell>
          <table:table-cell table:style-name="ce2" office:value-type="float" office:value="205.599411" calcext:value-type="float">
            <text:p>205,599411</text:p>
          </table:table-cell>
          <table:table-cell table:style-name="ce2" office:value-type="float" office:value="39.0785942078" calcext:value-type="float">
            <text:p>39,0785942078</text:p>
          </table:table-cell>
          <table:table-cell table:style-name="ce2" office:value-type="float" office:value="178.291183" calcext:value-type="float">
            <text:p>178,291183</text:p>
          </table:table-cell>
          <table:table-cell table:style-name="ce2" office:value-type="float" office:value="51.6838226318" calcext:value-type="float">
            <text:p>51,6838226318</text:p>
          </table:table-cell>
          <table:table-cell table:style-name="ce2" office:value-type="float" office:value="204.781758" calcext:value-type="float">
            <text:p>204,781758</text:p>
          </table:table-cell>
        </table:table-row>
        <table:table-row table:style-name="ro1" table:number-rows-repeated="29">
          <table:table-cell/>
          <table:table-cell table:style-name="ce2"/>
          <table:table-cell table:number-columns-repeated="2"/>
          <table:table-cell table:style-name="ce2" table:number-columns-repeated="17"/>
        </table:table-row>
        <table:table-row table:style-name="ro1">
          <table:table-cell/>
          <table:table-cell table:style-name="ce3" table:formula="of:=AVERAGE([.B7:.B36])" office:value-type="float" office:value="19.2400436401" calcext:value-type="float">
            <text:p>19,2400436401</text:p>
          </table:table-cell>
          <table:table-cell table:style-name="ce3" table:formula="of:=AVERAGE([.C7:.C36])" office:value-type="float" office:value="136.288656" calcext:value-type="float">
            <text:p>136,288656</text:p>
          </table:table-cell>
          <table:table-cell table:style-name="ce3" table:formula="of:=AVERAGE([.D7:.D36])" office:value-type="float" office:value="20.5753173828" calcext:value-type="float">
            <text:p>20,5753173828</text:p>
          </table:table-cell>
          <table:table-cell table:style-name="ce3" table:formula="of:=AVERAGE([.E7:.E36])" office:value-type="float" office:value="170.41011" calcext:value-type="float">
            <text:p>170,41011</text:p>
          </table:table-cell>
          <table:table-cell table:style-name="ce3" table:formula="of:=AVERAGE([.F7:.F36])" office:value-type="float" office:value="28.8017120361" calcext:value-type="float">
            <text:p>28,8017120361</text:p>
          </table:table-cell>
          <table:table-cell table:style-name="ce3" table:formula="of:=AVERAGE([.G7:.G36])" office:value-type="float" office:value="179.485472" calcext:value-type="float">
            <text:p>179,485472</text:p>
          </table:table-cell>
          <table:table-cell table:style-name="ce3" table:formula="of:=AVERAGE([.H7:.H36])" office:value-type="float" office:value="35.4602928162" calcext:value-type="float">
            <text:p>35,4602928162</text:p>
          </table:table-cell>
          <table:table-cell table:style-name="ce3" table:formula="of:=AVERAGE([.I7:.I36])" office:value-type="float" office:value="193.860455" calcext:value-type="float">
            <text:p>193,860455</text:p>
          </table:table-cell>
          <table:table-cell table:style-name="ce3" table:formula="of:=AVERAGE([.J7:.J36])" office:value-type="float" office:value="41.4429664612" calcext:value-type="float">
            <text:p>41,4429664612</text:p>
          </table:table-cell>
          <table:table-cell table:style-name="ce3" table:formula="of:=AVERAGE([.K7:.K36])" office:value-type="float" office:value="200.552261" calcext:value-type="float">
            <text:p>200,552261</text:p>
          </table:table-cell>
          <table:table-cell table:style-name="ce3" table:formula="of:=AVERAGE([.L7:.L36])" office:value-type="float" office:value="42.046043396" calcext:value-type="float">
            <text:p>42,046043396</text:p>
          </table:table-cell>
          <table:table-cell table:style-name="ce3" table:formula="of:=AVERAGE([.M7:.M36])" office:value-type="float" office:value="194.517866" calcext:value-type="float">
            <text:p>194,517866</text:p>
          </table:table-cell>
          <table:table-cell table:style-name="ce3" table:formula="of:=AVERAGE([.N7:.N36])" office:value-type="float" office:value="46.0077590942" calcext:value-type="float">
            <text:p>46,0077590942</text:p>
          </table:table-cell>
          <table:table-cell table:style-name="ce3" table:formula="of:=AVERAGE([.O7:.O36])" office:value-type="float" office:value="200.928253" calcext:value-type="float">
            <text:p>200,928253</text:p>
          </table:table-cell>
          <table:table-cell table:style-name="ce3" table:formula="of:=AVERAGE([.P7:.P36])" office:value-type="float" office:value="48.3924713135" calcext:value-type="float">
            <text:p>48,3924713135</text:p>
          </table:table-cell>
          <table:table-cell table:style-name="ce3" table:formula="of:=AVERAGE([.Q7:.Q36])" office:value-type="float" office:value="205.599411" calcext:value-type="float">
            <text:p>205,599411</text:p>
          </table:table-cell>
          <table:table-cell table:style-name="ce3" table:formula="of:=AVERAGE([.R7:.R36])" office:value-type="float" office:value="39.0785942078" calcext:value-type="float">
            <text:p>39,0785942078</text:p>
          </table:table-cell>
          <table:table-cell table:style-name="ce3" table:formula="of:=AVERAGE([.S7:.S36])" office:value-type="float" office:value="178.291183" calcext:value-type="float">
            <text:p>178,291183</text:p>
          </table:table-cell>
          <table:table-cell table:style-name="ce3" table:formula="of:=AVERAGE([.T7:.T36])" office:value-type="float" office:value="51.6838226318" calcext:value-type="float">
            <text:p>51,6838226318</text:p>
          </table:table-cell>
          <table:table-cell table:style-name="ce3" table:formula="of:=AVERAGE([.U7:.U36])" office:value-type="float" office:value="204.781758" calcext:value-type="float">
            <text:p>204,781758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Tempo total de execução</text:p>
          </table:table-cell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Compilação</text:p>
          </table:table-cell>
          <table:table-cell table:style-name="Default" office:value-type="string" calcext:value-type="string">
            <text:p>Interpretação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4" table:formula="of:=AVERAGE([.C11:.C40])" office:value-type="float" office:value="136.288656" calcext:value-type="float">
            <text:p>136,288656</text:p>
          </table:table-cell>
          <table:table-cell table:style-name="ce6" office:value-type="float" office:value="28.8707135" calcext:value-type="float">
            <text:p>28,8707135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5" office:value-type="float" office:value="170.41011" calcext:value-type="float">
            <text:p>170,41011</text:p>
          </table:table-cell>
          <table:table-cell table:style-name="ce5" office:value-type="float" office:value="55.5688395" calcext:value-type="float">
            <text:p>55,5688395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6" office:value-type="float" office:value="179.485472" calcext:value-type="float">
            <text:p>179,485472</text:p>
          </table:table-cell>
          <table:table-cell table:style-name="ce6" office:value-type="float" office:value="67.580593" calcext:value-type="float">
            <text:p>67,58059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5" office:value-type="float" office:value="193.860455" calcext:value-type="float">
            <text:p>193,860455</text:p>
          </table:table-cell>
          <table:table-cell table:style-name="ce5" office:value-type="float" office:value="76.256677" calcext:value-type="float">
            <text:p>76,256677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5" office:value-type="float" office:value="200.552261" calcext:value-type="float">
            <text:p>200,552261</text:p>
          </table:table-cell>
          <table:table-cell table:style-name="ce5" office:value-type="float" office:value="90.0369195" calcext:value-type="float">
            <text:p>90,0369195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5" office:value-type="float" office:value="194.517866" calcext:value-type="float">
            <text:p>194,517866</text:p>
          </table:table-cell>
          <table:table-cell table:style-name="ce5" office:value-type="float" office:value="99.996195" calcext:value-type="float">
            <text:p>99,996195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5" office:value-type="float" office:value="200.928253" calcext:value-type="float">
            <text:p>200,928253</text:p>
          </table:table-cell>
          <table:table-cell table:style-name="ce5" office:value-type="float" office:value="109.025672" calcext:value-type="float">
            <text:p>109,025672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5" office:value-type="float" office:value="205.599411" calcext:value-type="float">
            <text:p>205,599411</text:p>
          </table:table-cell>
          <table:table-cell table:style-name="ce5" office:value-type="float" office:value="107.5122865" calcext:value-type="float">
            <text:p>107,5122865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5" office:value-type="float" office:value="178.291183" calcext:value-type="float">
            <text:p>178,291183</text:p>
          </table:table-cell>
          <table:table-cell table:style-name="ce5" office:value-type="float" office:value="119.7728155" calcext:value-type="float">
            <text:p>119,7728155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5" office:value-type="float" office:value="204.781758" calcext:value-type="float">
            <text:p>204,781758</text:p>
          </table:table-cell>
          <table:table-cell table:style-name="ce5" office:value-type="float" office:value="113.2251615" calcext:value-type="float">
            <text:p>113,2251615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Tempo de avaliação</text:p>
          </table:table-cell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Compilação</text:p>
          </table:table-cell>
          <table:table-cell table:style-name="Default" office:value-type="string" calcext:value-type="string">
            <text:p>Interpretação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9.2400436401" calcext:value-type="float">
            <text:p>19,2400436401</text:p>
          </table:table-cell>
          <table:table-cell table:style-name="Default" office:value-type="float" office:value="26.2932977676" calcext:value-type="float">
            <text:p>26,293297767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0.5753173828" calcext:value-type="float">
            <text:p>20,5753173828</text:p>
          </table:table-cell>
          <table:table-cell table:style-name="Default" office:value-type="float" office:value="52.9336223602" calcext:value-type="float">
            <text:p>52,933622360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8.8017120361" calcext:value-type="float">
            <text:p>28,8017120361</text:p>
          </table:table-cell>
          <table:table-cell table:style-name="Default" office:value-type="float" office:value="64.9461975098" calcext:value-type="float">
            <text:p>64,946197509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5.4602928162" calcext:value-type="float">
            <text:p>35,4602928162</text:p>
          </table:table-cell>
          <table:table-cell table:style-name="Default" office:value-type="float" office:value="73.6028594971" calcext:value-type="float">
            <text:p>73,602859497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1.4429664612" calcext:value-type="float">
            <text:p>41,4429664612</text:p>
          </table:table-cell>
          <table:table-cell table:style-name="Default" office:value-type="float" office:value="87.37704849245" calcext:value-type="float">
            <text:p>87,377048492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2.046043396" calcext:value-type="float">
            <text:p>42,046043396</text:p>
          </table:table-cell>
          <table:table-cell table:style-name="Default" office:value-type="float" office:value="97.3226470947" calcext:value-type="float">
            <text:p>97,322647094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6.0077590942" calcext:value-type="float">
            <text:p>46,0077590942</text:p>
          </table:table-cell>
          <table:table-cell table:style-name="Default" office:value-type="float" office:value="106.29429626465" calcext:value-type="float">
            <text:p>106,294296264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8.3924713135" calcext:value-type="float">
            <text:p>48,3924713135</text:p>
          </table:table-cell>
          <table:table-cell table:style-name="Default" office:value-type="float" office:value="104.8469352722" calcext:value-type="float">
            <text:p>104,846935272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9.0785942078" calcext:value-type="float">
            <text:p>39,0785942078</text:p>
          </table:table-cell>
          <table:table-cell table:style-name="Default" office:value-type="float" office:value="117.04275131225" calcext:value-type="float">
            <text:p>117,042751312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1.6838226318" calcext:value-type="float">
            <text:p>51,6838226318</text:p>
          </table:table-cell>
          <table:table-cell table:style-name="Default" office:value-type="float" office:value="110.53003692625" calcext:value-type="float">
            <text:p>110,5300369263</text:p>
          </table:table-cell>
          <table:table-cell table:number-columns-repeated="17"/>
        </table:table-row>
      </table:table>
      <table:table table:name="Planilha2" table:style-name="ta1">
        <table:shapes>
          <draw:frame draw:z-index="0" draw:style-name="gr1" draw:text-style-name="P1" svg:width="15.997cm" svg:height="8.512cm" svg:x="9.143cm" svg:y="16.724cm">
            <draw:object draw:notify-on-update-of-ranges="Planilha2.C40:Planilha2.C40 Planilha2.C41:Planilha2.C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6"/>
          <table:table-cell office:value-type="string" calcext:value-type="string">
            <text:p>Variáveis 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2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2"/>
        </table:table-row>
        <table:table-row table:style-name="ro1">
          <table:table-cell/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table:style-name="ce2" office:value-type="float" office:value="25.9500598907" calcext:value-type="float">
            <text:p>25,9500598907</text:p>
          </table:table-cell>
          <table:table-cell table:style-name="ce2" office:value-type="float" office:value="28.52704" calcext:value-type="float">
            <text:p>28,52704</text:p>
          </table:table-cell>
          <table:table-cell table:style-name="ce2" office:value-type="float" office:value="52.0811347961" calcext:value-type="float">
            <text:p>52,0811347961</text:p>
          </table:table-cell>
          <table:table-cell table:style-name="ce2" office:value-type="float" office:value="54.728055" calcext:value-type="float">
            <text:p>54,728055</text:p>
          </table:table-cell>
          <table:table-cell table:style-name="ce2" office:value-type="float" office:value="63.5776367188" calcext:value-type="float">
            <text:p>63,5776367188</text:p>
          </table:table-cell>
          <table:table-cell table:style-name="ce2" office:value-type="float" office:value="66.209099" calcext:value-type="float">
            <text:p>66,209099</text:p>
          </table:table-cell>
          <table:table-cell table:style-name="ce2" office:value-type="float" office:value="73.7762832642" calcext:value-type="float">
            <text:p>73,7762832642</text:p>
          </table:table-cell>
          <table:table-cell table:style-name="ce2" office:value-type="float" office:value="76.432853" calcext:value-type="float">
            <text:p>76,432853</text:p>
          </table:table-cell>
          <table:table-cell table:style-name="ce2" office:value-type="float" office:value="87.0258483887" calcext:value-type="float">
            <text:p>87,0258483887</text:p>
          </table:table-cell>
          <table:table-cell table:style-name="ce2" office:value-type="float" office:value="89.681895" calcext:value-type="float">
            <text:p>89,681895</text:p>
          </table:table-cell>
          <table:table-cell table:style-name="ce2" office:value-type="float" office:value="95.4909133911" calcext:value-type="float">
            <text:p>95,4909133911</text:p>
          </table:table-cell>
          <table:table-cell table:style-name="ce2" office:value-type="float" office:value="98.17085" calcext:value-type="float">
            <text:p>98,17085</text:p>
          </table:table-cell>
          <table:table-cell table:style-name="ce2" office:value-type="float" office:value="109.7652282715" calcext:value-type="float">
            <text:p>109,7652282715</text:p>
          </table:table-cell>
          <table:table-cell table:style-name="ce2" office:value-type="float" office:value="112.482201" calcext:value-type="float">
            <text:p>112,482201</text:p>
          </table:table-cell>
          <table:table-cell table:style-name="ce2" office:value-type="float" office:value="90.6930618286" calcext:value-type="float">
            <text:p>90,6930618286</text:p>
          </table:table-cell>
          <table:table-cell table:style-name="ce2" office:value-type="float" office:value="93.357775" calcext:value-type="float">
            <text:p>93,357775</text:p>
          </table:table-cell>
          <table:table-cell table:style-name="ce2" office:value-type="float" office:value="123.0694580078" calcext:value-type="float">
            <text:p>123,0694580078</text:p>
          </table:table-cell>
          <table:table-cell table:style-name="ce2" office:value-type="float" office:value="125.75427" calcext:value-type="float">
            <text:p>125,75427</text:p>
          </table:table-cell>
          <table:table-cell table:style-name="ce2" office:value-type="float" office:value="95.2347412109" calcext:value-type="float">
            <text:p>95,2347412109</text:p>
          </table:table-cell>
          <table:table-cell table:style-name="ce2" office:value-type="float" office:value="97.894323" calcext:value-type="float">
            <text:p>97,894323</text:p>
          </table:table-cell>
        </table:table-row>
        <table:table-row table:style-name="ro1">
          <table:table-cell/>
          <table:table-cell table:style-name="ce2" office:value-type="float" office:value="26.6365356445" calcext:value-type="float">
            <text:p>26,6365356445</text:p>
          </table:table-cell>
          <table:table-cell table:style-name="ce2" office:value-type="float" office:value="29.214387" calcext:value-type="float">
            <text:p>29,214387</text:p>
          </table:table-cell>
          <table:table-cell table:style-name="ce2" office:value-type="float" office:value="53.7861099243" calcext:value-type="float">
            <text:p>53,7861099243</text:p>
          </table:table-cell>
          <table:table-cell table:style-name="ce2" office:value-type="float" office:value="56.409624" calcext:value-type="float">
            <text:p>56,409624</text:p>
          </table:table-cell>
          <table:table-cell table:style-name="ce2" office:value-type="float" office:value="66.3147583008" calcext:value-type="float">
            <text:p>66,3147583008</text:p>
          </table:table-cell>
          <table:table-cell table:style-name="ce2" office:value-type="float" office:value="68.952087" calcext:value-type="float">
            <text:p>68,952087</text:p>
          </table:table-cell>
          <table:table-cell table:style-name="ce2" office:value-type="float" office:value="73.42943573" calcext:value-type="float">
            <text:p>73,42943573</text:p>
          </table:table-cell>
          <table:table-cell table:style-name="ce2" office:value-type="float" office:value="76.080501" calcext:value-type="float">
            <text:p>76,080501</text:p>
          </table:table-cell>
          <table:table-cell table:style-name="ce2" office:value-type="float" office:value="87.7282485962" calcext:value-type="float">
            <text:p>87,7282485962</text:p>
          </table:table-cell>
          <table:table-cell table:style-name="ce2" office:value-type="float" office:value="90.391944" calcext:value-type="float">
            <text:p>90,391944</text:p>
          </table:table-cell>
          <table:table-cell table:style-name="ce2" office:value-type="float" office:value="99.1543807983" calcext:value-type="float">
            <text:p>99,1543807983</text:p>
          </table:table-cell>
          <table:table-cell table:style-name="ce2" office:value-type="float" office:value="101.82154" calcext:value-type="float">
            <text:p>101,82154</text:p>
          </table:table-cell>
          <table:table-cell table:style-name="ce2" office:value-type="float" office:value="102.8233642578" calcext:value-type="float">
            <text:p>102,8233642578</text:p>
          </table:table-cell>
          <table:table-cell table:style-name="ce2" office:value-type="float" office:value="105.569143" calcext:value-type="float">
            <text:p>105,569143</text:p>
          </table:table-cell>
          <table:table-cell table:style-name="ce2" office:value-type="float" office:value="119.0008087158" calcext:value-type="float">
            <text:p>119,0008087158</text:p>
          </table:table-cell>
          <table:table-cell table:style-name="ce2" office:value-type="float" office:value="121.666798" calcext:value-type="float">
            <text:p>121,666798</text:p>
          </table:table-cell>
          <table:table-cell table:style-name="ce2" office:value-type="float" office:value="111.0160446167" calcext:value-type="float">
            <text:p>111,0160446167</text:p>
          </table:table-cell>
          <table:table-cell table:style-name="ce2" office:value-type="float" office:value="113.791361" calcext:value-type="float">
            <text:p>113,791361</text:p>
          </table:table-cell>
          <table:table-cell table:style-name="ce2" office:value-type="float" office:value="125.8253326416" calcext:value-type="float">
            <text:p>125,8253326416</text:p>
          </table:table-cell>
          <table:table-cell table:style-name="ce2" office:value-type="float" office:value="128.556" calcext:value-type="float">
            <text:p>128,556</text:p>
          </table:table-cell>
        </table:table-row>
        <table:table-row table:style-name="ro1" table:number-rows-repeated="28">
          <table:table-cell/>
          <table:table-cell table:style-name="ce2" table:number-columns-repeated="20"/>
        </table:table-row>
        <table:table-row table:style-name="ro1">
          <table:table-cell/>
          <table:table-cell table:style-name="ce3" table:formula="of:=AVERAGE([.B7:.B36])" office:value-type="float" office:value="26.2932977676" calcext:value-type="float">
            <text:p>26,2932977676</text:p>
          </table:table-cell>
          <table:table-cell table:style-name="ce3" table:formula="of:=AVERAGE([.C7:.C36])" office:value-type="float" office:value="28.8707135" calcext:value-type="float">
            <text:p>28,8707135</text:p>
          </table:table-cell>
          <table:table-cell table:style-name="ce3" table:formula="of:=AVERAGE([.D7:.D36])" office:value-type="float" office:value="52.9336223602" calcext:value-type="float">
            <text:p>52,9336223602</text:p>
          </table:table-cell>
          <table:table-cell table:style-name="ce3" table:formula="of:=AVERAGE([.E7:.E36])" office:value-type="float" office:value="55.5688395" calcext:value-type="float">
            <text:p>55,5688395</text:p>
          </table:table-cell>
          <table:table-cell table:style-name="ce3" table:formula="of:=AVERAGE([.F7:.F36])" office:value-type="float" office:value="64.9461975098" calcext:value-type="float">
            <text:p>64,9461975098</text:p>
          </table:table-cell>
          <table:table-cell table:style-name="ce3" table:formula="of:=AVERAGE([.G7:.G36])" office:value-type="float" office:value="67.580593" calcext:value-type="float">
            <text:p>67,580593</text:p>
          </table:table-cell>
          <table:table-cell table:style-name="ce3" table:formula="of:=AVERAGE([.H7:.H36])" office:value-type="float" office:value="73.6028594971" calcext:value-type="float">
            <text:p>73,6028594971</text:p>
          </table:table-cell>
          <table:table-cell table:style-name="ce3" table:formula="of:=AVERAGE([.I7:.I36])" office:value-type="float" office:value="76.256677" calcext:value-type="float">
            <text:p>76,256677</text:p>
          </table:table-cell>
          <table:table-cell table:style-name="ce3" table:formula="of:=AVERAGE([.J7:.J36])" office:value-type="float" office:value="87.37704849245" calcext:value-type="float">
            <text:p>87,3770484925</text:p>
          </table:table-cell>
          <table:table-cell table:style-name="ce3" table:formula="of:=AVERAGE([.K7:.K36])" office:value-type="float" office:value="90.0369195" calcext:value-type="float">
            <text:p>90,0369195</text:p>
          </table:table-cell>
          <table:table-cell table:style-name="ce3" table:formula="of:=AVERAGE([.L7:.L36])" office:value-type="float" office:value="97.3226470947" calcext:value-type="float">
            <text:p>97,3226470947</text:p>
          </table:table-cell>
          <table:table-cell table:style-name="ce3" table:formula="of:=AVERAGE([.M7:.M36])" office:value-type="float" office:value="99.996195" calcext:value-type="float">
            <text:p>99,996195</text:p>
          </table:table-cell>
          <table:table-cell table:style-name="ce3" table:formula="of:=AVERAGE([.N7:.N36])" office:value-type="float" office:value="106.29429626465" calcext:value-type="float">
            <text:p>106,2942962647</text:p>
          </table:table-cell>
          <table:table-cell table:style-name="ce3" table:formula="of:=AVERAGE([.O7:.O36])" office:value-type="float" office:value="109.025672" calcext:value-type="float">
            <text:p>109,025672</text:p>
          </table:table-cell>
          <table:table-cell table:style-name="ce3" table:formula="of:=AVERAGE([.P7:.P36])" office:value-type="float" office:value="104.8469352722" calcext:value-type="float">
            <text:p>104,8469352722</text:p>
          </table:table-cell>
          <table:table-cell table:style-name="ce3" table:formula="of:=AVERAGE([.Q7:.Q36])" office:value-type="float" office:value="107.5122865" calcext:value-type="float">
            <text:p>107,5122865</text:p>
          </table:table-cell>
          <table:table-cell table:style-name="ce3" table:formula="of:=AVERAGE([.R7:.R36])" office:value-type="float" office:value="117.04275131225" calcext:value-type="float">
            <text:p>117,0427513123</text:p>
          </table:table-cell>
          <table:table-cell table:style-name="ce3" table:formula="of:=AVERAGE([.S7:.S36])" office:value-type="float" office:value="119.7728155" calcext:value-type="float">
            <text:p>119,7728155</text:p>
          </table:table-cell>
          <table:table-cell table:style-name="ce3" table:formula="of:=AVERAGE([.T7:.T36])" office:value-type="float" office:value="110.53003692625" calcext:value-type="float">
            <text:p>110,5300369263</text:p>
          </table:table-cell>
          <table:table-cell table:style-name="ce3" table:formula="of:=AVERAGE([.U7:.U36])" office:value-type="float" office:value="113.2251615" calcext:value-type="float">
            <text:p>113,2251615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empo total de execução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" office:value-type="float" office:value="28.8707135" calcext:value-type="float">
            <text:p>28,870713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float" office:value="55.5688395" calcext:value-type="float">
            <text:p>55,568839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6" office:value-type="float" office:value="67.580593" calcext:value-type="float">
            <text:p>67,58059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float" office:value="76.256677" calcext:value-type="float">
            <text:p>76,25667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float" office:value="90.0369195" calcext:value-type="float">
            <text:p>90,036919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float" office:value="99.996195" calcext:value-type="float">
            <text:p>99,99619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float" office:value="109.025672" calcext:value-type="float">
            <text:p>109,02567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float" office:value="107.5122865" calcext:value-type="float">
            <text:p>107,512286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float" office:value="119.7728155" calcext:value-type="float">
            <text:p>119,772815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5" office:value-type="float" office:value="113.2251615" calcext:value-type="float">
            <text:p>113,225161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empo de avaliação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26.2932977676" calcext:value-type="float">
            <text:p>26,293297767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2.9336223602" calcext:value-type="float">
            <text:p>52,933622360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64.9461975098" calcext:value-type="float">
            <text:p>64,946197509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73.6028594971" calcext:value-type="float">
            <text:p>73,602859497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87.37704849245" calcext:value-type="float">
            <text:p>87,377048492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97.3226470947" calcext:value-type="float">
            <text:p>97,322647094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6.29429626465" calcext:value-type="float">
            <text:p>106,294296264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4.8469352722" calcext:value-type="float">
            <text:p>104,846935272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17.04275131225" calcext:value-type="float">
            <text:p>117,042751312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10.53003692625" calcext:value-type="float">
            <text:p>110,5300369263</text:p>
          </table:table-cell>
          <table:table-cell table:number-columns-repeated="18"/>
        </table:table-row>
        <table:table-row table:style-name="ro1" table:number-rows-repeated="1048513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 style:data-style-name="N2" text:time-value="0000-00-00T00:00:03.6729779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2:57:01.351468902</meta:creation-date>
    <meta:editing-duration>PT29M</meta:editing-duration>
    <meta:editing-cycles>7</meta:editing-cycles>
    <meta:generator>LibreOffice/4.1.3.2$Linux_X86_64 LibreOffice_project/410m0$Build-2</meta:generator>
    <meta:initial-creator>igor </meta:initial-creator>
    <dc:date>2014-06-24T14:55:57.032032337</dc:date>
    <dc:creator>igor </dc:creator>
    <meta:document-statistic meta:table-count="2" meta:cell-count="2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96cm" svg:y="0.316cm" chart:style-name="ch2">
          <text:p>Dimensões x Tempo de execução</text:p>
        </chart:title>
        <chart:legend chart:legend-position="end" svg:x="12.645cm" svg:y="3.952cm" style:legend-expansion="high" chart:style-name="ch3"/>
        <chart:plot-area chart:style-name="ch4" table:cell-range-address="Planilha1.C40:Planilha1.D50" chart:data-source-has-labels="row" svg:x="2.64cm" svg:y="1.261cm" svg:width="11.234cm" svg:height="6.738cm">
          <chartooo:coordinate-region svg:x="3.447cm" svg:y="1.46cm" svg:width="10.24cm" svg:height="5.8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1.C41:Planilha1.C50" chart:label-cell-address="Planilha1.C40:Planilha1.C40" chart:class="chart:line">
            <chart:data-point chart:repeated="10"/>
          </chart:series>
          <chart:series chart:style-name="ch8" chart:values-cell-range-address="Planilha1.D41:Planilha1.D50" chart:label-cell-address="Planilha1.D40:Planilha1.D4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ação</text:p>
                <draw:g>
                  <svg:desc>Planilha1.C40:Planilha1.C40</svg:desc>
                </draw:g>
              </table:table-cell>
              <table:table-cell office:value-type="string">
                <text:p>Interpretação</text:p>
                <draw:g>
                  <svg:desc>Planilha1.D40:Planilha1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.288656">
                <text:p>136.288656</text:p>
                <draw:g>
                  <svg:desc>Planilha1.C41:Planilha1.C50</svg:desc>
                </draw:g>
              </table:table-cell>
              <table:table-cell office:value-type="float" office:value="28.8707135">
                <text:p>28.8707135</text:p>
                <draw:g>
                  <svg:desc>Planilha1.D41:Planilha1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.41011">
                <text:p>170.41011</text:p>
              </table:table-cell>
              <table:table-cell office:value-type="float" office:value="55.5688395">
                <text:p>55.5688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9.485472">
                <text:p>179.485472</text:p>
              </table:table-cell>
              <table:table-cell office:value-type="float" office:value="67.580593">
                <text:p>67.580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3.860455">
                <text:p>193.860455</text:p>
              </table:table-cell>
              <table:table-cell office:value-type="float" office:value="76.256677">
                <text:p>76.256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.552261">
                <text:p>200.552261</text:p>
              </table:table-cell>
              <table:table-cell office:value-type="float" office:value="90.0369195">
                <text:p>90.0369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4.517866">
                <text:p>194.517866</text:p>
              </table:table-cell>
              <table:table-cell office:value-type="float" office:value="99.996195">
                <text:p>99.996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.928253">
                <text:p>200.928253</text:p>
              </table:table-cell>
              <table:table-cell office:value-type="float" office:value="109.025672">
                <text:p>109.025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.599411">
                <text:p>205.599411</text:p>
              </table:table-cell>
              <table:table-cell office:value-type="float" office:value="107.5122865">
                <text:p>107.5122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8.291183">
                <text:p>178.291183</text:p>
              </table:table-cell>
              <table:table-cell office:value-type="float" office:value="119.7728155">
                <text:p>119.7728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.781758">
                <text:p>204.781758</text:p>
              </table:table-cell>
              <table:table-cell office:value-type="float" office:value="113.2251615">
                <text:p>113.2251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513cm" xlink:href=".." xlink:type="simple" chart:class="chart:line" chart:style-name="ch1">
        <chart:title svg:x="4.317cm" svg:y="0.306cm" chart:style-name="ch2">
          <text:p>Variáveis X tempo total de execução</text:p>
        </chart:title>
        <chart:legend chart:legend-position="end" svg:x="10.818cm" svg:y="3.957cm" style:legend-expansion="high" chart:style-name="ch3"/>
        <chart:plot-area chart:style-name="ch4" table:cell-range-address="Planilha2.C40:Planilha2.C50" chart:data-source-has-labels="row" svg:x="0.769cm" svg:y="1.621cm" svg:width="9.411cm" svg:height="6.302cm">
          <chartooo:coordinate-region svg:x="1.576cm" svg:y="1.821cm" svg:width="8.417cm" svg:height="5.45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2.C41:Planilha2.C50" chart:label-cell-address="Planilha2.C40:Planilha2.C4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total de execução</text:p>
                <draw:g>
                  <svg:desc>Planilha2.C40:Planilha2.C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8707135">
                <text:p>28.8707135</text:p>
                <draw:g>
                  <svg:desc>Planilha2.C41:Planilha2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5688395">
                <text:p>55.5688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.580593">
                <text:p>67.580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.256677">
                <text:p>76.256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0369195">
                <text:p>90.0369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996195">
                <text:p>99.996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.025672">
                <text:p>109.025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.5122865">
                <text:p>107.5122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.7728155">
                <text:p>119.7728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.2251615">
                <text:p>113.2251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Dimensões X Tempo de avaliação</text:p>
        </chart:title>
        <chart:legend chart:legend-position="end" svg:x="12.645cm" svg:y="3.952cm" style:legend-expansion="high" chart:style-name="ch3"/>
        <chart:plot-area chart:style-name="ch4" table:cell-range-address="Planilha1.C63:Planilha1.D73" chart:data-source-has-labels="row" svg:x="0.77cm" svg:y="1.661cm" svg:width="11.235cm" svg:height="6.739cm">
          <chartooo:coordinate-region svg:x="1.577cm" svg:y="1.86cm" svg:width="10.241cm" svg:height="5.89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1.C64:Planilha1.C73" chart:label-cell-address="Planilha1.C63:Planilha1.C63" chart:class="chart:line">
            <chart:data-point chart:repeated="10"/>
          </chart:series>
          <chart:series chart:style-name="ch8" chart:values-cell-range-address="Planilha1.D64:Planilha1.D73" chart:label-cell-address="Planilha1.D63:Planilha1.D6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ação</text:p>
                <draw:g>
                  <svg:desc>Planilha1.C63:Planilha1.C63</svg:desc>
                </draw:g>
              </table:table-cell>
              <table:table-cell office:value-type="string">
                <text:p>Interpretação</text:p>
                <draw:g>
                  <svg:desc>Planilha1.D63:Planilha1.D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2400436401">
                <text:p>19.2400436401</text:p>
                <draw:g>
                  <svg:desc>Planilha1.C64:Planilha1.C73</svg:desc>
                </draw:g>
              </table:table-cell>
              <table:table-cell office:value-type="float" office:value="26.2932977676">
                <text:p>26.2932977676</text:p>
                <draw:g>
                  <svg:desc>Planilha1.D64:Planilha1.D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5753173828">
                <text:p>20.5753173828</text:p>
              </table:table-cell>
              <table:table-cell office:value-type="float" office:value="52.9336223602">
                <text:p>52.9336223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8017120361">
                <text:p>28.8017120361</text:p>
              </table:table-cell>
              <table:table-cell office:value-type="float" office:value="64.9461975098">
                <text:p>64.9461975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4602928162">
                <text:p>35.4602928162</text:p>
              </table:table-cell>
              <table:table-cell office:value-type="float" office:value="73.6028594971">
                <text:p>73.6028594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4429664612">
                <text:p>41.4429664612</text:p>
              </table:table-cell>
              <table:table-cell office:value-type="float" office:value="87.37704849245">
                <text:p>87.37704849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046043396">
                <text:p>42.046043396</text:p>
              </table:table-cell>
              <table:table-cell office:value-type="float" office:value="97.3226470947">
                <text:p>97.3226470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0077590942">
                <text:p>46.0077590942</text:p>
              </table:table-cell>
              <table:table-cell office:value-type="float" office:value="106.29429626465">
                <text:p>106.29429626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3924713135">
                <text:p>48.3924713135</text:p>
              </table:table-cell>
              <table:table-cell office:value-type="float" office:value="104.8469352722">
                <text:p>104.8469352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.0785942078">
                <text:p>39.0785942078</text:p>
              </table:table-cell>
              <table:table-cell office:value-type="float" office:value="117.04275131225">
                <text:p>117.04275131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6838226318">
                <text:p>51.6838226318</text:p>
              </table:table-cell>
              <table:table-cell office:value-type="float" office:value="110.53003692625">
                <text:p>110.53003692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